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d455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paragraph-rsid="000d455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0f989b" style:font-size-asian="16pt" style:font-size-complex="16pt"/>
    </style:style>
    <style:style style:name="T1" style:family="text">
      <style:text-properties officeooo:rsid="000d4555"/>
    </style:style>
    <style:style style:name="T2" style:family="text">
      <style:text-properties officeooo:rsid="000df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nual para alteração da url de comunicação do webservice</text:span></text:p>
      <text:p text:style-name="P2"><text:span text:style-name="T1"/></text:p>
      <text:p text:style-name="P2"><text:span text:style-name="T1">1. Abrir arquivo &lt;diretório raiz SugarCRM&gt;/webservices/config.php</text:span></text:p>
      <text:p text:style-name="P2"><text:span text:style-name="T1"/></text:p>
      <text:p text:style-name="P3"><text:span text:style-name="T2">2. Alterar para nova URL na linha 35, onde é definida a variável $cli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a </meta:initial-creator>
    <meta:creation-date>2013-07-09T11:41:20</meta:creation-date>
    <dc:date>2013-07-09T13:14:36</dc:date>
    <dc:creator>Rafaela </dc:creator>
    <meta:editing-duration>PT1H19M12S</meta:editing-duration>
    <meta:editing-cycles>3</meta:editing-cycles>
    <meta:generator>LibreOffice/4.0.3.3$Linux_x86 LibreOffice_project/400m0$Build-3</meta:generator>
    <meta:document-statistic meta:table-count="0" meta:image-count="0" meta:object-count="0" meta:page-count="1" meta:paragraph-count="3" meta:word-count="29" meta:character-count="194" meta:non-whitespace-character-count="168"/>
  </office:meta>
</office:document-meta>
</file>